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Grafo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Representación y búsqueda con BFS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Definición</text:p>
          </draw:text-box>
        </draw:frame>
        <draw:frame presentation:style-name="pr4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Son estructuras usadas para modelar relaciones entre pares de objetos.</text:p>
              </text:list-item>
              <text:list-item>
                <text:p>Son conjuntos de de Vértices (objetos) y Aristas (relaciones entre vértices)</text:p>
              </text:list-item>
              <text:list-item>
                <text:p>G=(V,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1" draw:layer="layout" svg:width="25.199cm" svg:height="4.8cm" svg:x="0.8cm" svg:y="3.2cm" presentation:class="title" presentation:user-transformed="true">
          <draw:text-box>
            <text:p>Tecnicismos de grafos</text:p>
          </draw:text-box>
        </draw:frame>
        <draw:frame presentation:style-name="pr2" draw:text-style-name="P4" draw:layer="layout" svg:width="25.199cm" svg:height="10.2cm" svg:x="1.4cm" svg:y="8.8cm" presentation:class="subtitle">
          <draw:text-box>
            <text:p><text:span text:style-name="T1">Orden – Número de Vértices</text:span></text:p>
            <text:p><text:span text:style-name="T1"/></text:p>
            <text:p><text:span text:style-name="T1">Tamaño – Número de aristas</text:span></text:p>
            <text:p><text:span text:style-name="T1"/></text:p>
            <text:p><text:span text:style-name="T1">(nunca encontré información que lo usar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ropiedad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Pueden ser dirigidos o no dirigidos</text:p>
              </text:list-item>
              <text:list-item>
                <text:p>Sirven para representar cambios en el estado actual de las cosas y costos para llegar a esos cambios.</text:p>
              </text:list-item>
              <text:list-item>
                <text:p>Sirven para representar flujos</text:p>
              </text:list-item>
              <text:list-item>
                <text:p>Son útiles para encontrar soluciones ópimas. Como la solución de un cubo de rubik: </text:p>
              </text:list-item>
              <text:list-item>
                <text:p><text:span text:style-name="T2">2*2*2 tiene un total de estados → 8! * 3⁸ = 2654,539,520 <text:s/>pero hay simetria y no todos los estados son alcanzables /24 / 3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Representación</text:p>
          </draw:text-box>
        </draw:frame>
        <draw:frame presentation:style-name="pr4" draw:text-style-name="P5" draw:layer="layout" svg:width="25.199cm" svg:height="10.2cm" svg:x="1.4cm" svg:y="8.8cm" presentation:class="outline">
          <draw:text-box>
            <text:list text:style-name="L2">
              <text:list-item>
                <text:p><text:span text:style-name="T3">Podría ser una lista de todas las aristas y otra de todos los </text:span><text:span text:style-name="T3">nodos pero eso sería terriblemente ineficiente. Tendríamos que </text:span><text:span text:style-name="T3">checar todas las aristas para encontrar si hay una relación.</text:span></text:p>
              </text:list-item>
              <text:list-item>
                <text:p><text:span text:style-name="T3">Existen dos maneras estándar:</text:span></text:p>
                <text:list>
                  <text:list-item>
                    <text:p><text:span text:style-name="T3">Lista de adyacencia</text:span></text:p>
                  </text:list-item>
                  <text:list-item>
                    <text:p><text:span text:style-name="T3">Matriz de adyace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Lista de Adyacencia</text:p>
          </draw:text-box>
        </draw:frame>
        <draw:frame presentation:style-name="pr4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Es un arreglo de tamaño |V| donde cada elemento guarda todos los posibles nodos alcanzables desde v.</text:p>
              </text:list-item>
              <text:list-item>
                <text:p>Cuando |A|&lt;&lt;|V|² es mucho mejor</text:p>
              </text:list-item>
              <text:list-item>
                <text:p>Para poner peso podemos tratarlo como objeto o lista.</text:p>
              </text:list-item>
            </text:list>
            <text:p>¿cuanto vale la suma de las cardinalidades de todas las listas de adiacencia en un grafo dirigido?</text:p>
            <text:p><text:span text:style-name="T4">¿cuanto vale la suma de las cardinalidades de todas las listas de adiacencia en un grafo no dirigido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Implementación de Lista de Adyacencia</text:p>
          </draw:text-box>
        </draw:frame>
        <draw:frame presentation:style-name="pr4" draw:layer="layout" svg:width="25.199cm" svg:height="10.2cm" svg:x="1.4cm" svg:y="8.8cm" presentation:class="outline">
          <draw:text-box>
            <text:list text:style-name="L2">
              <text:list-item>
                <text:p>Listas Ligadas: Son eficientes en memoria porque sólo guardas los objetos que tienes.</text:p>
                <text:list>
                  <text:list-item>
                    <text:list>
                      <text:list-item>
                        <text:list>
                          <text:list-header>
                            <text:p>{Ver Código adjunto}</text:p>
                          </text:list-header>
                        </text:list>
                      </text:list-item>
                    </text:list>
                    <text:p><text:span text:style-name="T5">*Obtenido de geeksforgeeks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Implementación de Lista de Adyacencia</text:p>
          </draw:text-box>
        </draw:frame>
        <draw:frame presentation:style-name="pr4" draw:layer="layout" svg:width="25.199cm" svg:height="10.2cm" svg:x="1.4cm" svg:y="8.8cm" presentation:class="outline">
          <draw:text-box>
            <text:list text:style-name="L2">
              <text:list-item>
                <text:p>Puedes hacer una clase que calcule los vecinos de un nodo cada que lo requieras. Así no necesitas tanta memoria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<text:s/>Matriz de Adyacencia</text:p>
          </draw:text-box>
        </draw:frame>
        <draw:frame presentation:style-name="pr4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Se construye una matriz de nxn donde si el nodo x tiene una arista al nodo y se pone matriz[x][y]=1 y sino matrix[x][y]=0.</text:p>
              </text:list-item>
              <text:list-item>
                <text:p>Para grafos dirigidos ponemos matriz [y][x]=1 también.</text:p>
              </text:list-item>
              <text:list-item>
                <text:p>Es muy útil para consultas de conexión entre dos nodos.</text:p>
              </text:list-item>
              <text:list-item>
                <text:p>Para grafos no dirigidos A=A* y podemos en algunos casos guardar U o L para ocupar menos memoria.<text:tab/></text:p>
              </text:list-item>
              <text:list-item>
                <text:p>Para grafos dirigidos la transpuesta es igual pero con aristas volteadas.</text:p>
              </text:list-item>
              <text:list-item>
                <text:p>Para grafos con peso ponemos el peso en vez de 1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1" draw:layer="layout" svg:width="25.199cm" svg:height="4.8cm" svg:x="1.4cm" svg:y="3cm" presentation:class="title">
          <draw:text-box>
            <text:p>Implementación Matriz de Adyacencia</text:p>
          </draw:text-box>
        </draw:frame>
        <draw:frame presentation:style-name="pr4" draw:layer="layout" svg:width="25.199cm" svg:height="10.2cm" svg:x="1.4cm" svg:y="8.8cm" presentation:class="outline">
          <draw:text-box>
            <text:list text:style-name="L2">
              <text:list-item>
                <text:p>Referirse al código del tx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3:11:01.106345629</meta:creation-date>
    <meta:editing-duration>PT3H21M50S</meta:editing-duration>
    <meta:editing-cycles>4</meta:editing-cycles>
    <meta:generator>LibreOffice/6.2.7.1$Linux_X86_64 LibreOffice_project/20$Build-1</meta:generator>
    <dc:title>Blueprint Plans</dc:title>
    <dc:date>2020-01-04T16:24:26.783375401</dc:date>
    <meta:document-statistic meta:object-count="72"/>
  </office:meta>
</office:document-meta>
</file>